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jsonSCodec.decodeObjec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stjsonSCodec.encodeToBytes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SCodec.encod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astjsonSCodec.FastjsonS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SCodec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SCodec.decodeArray( String text ,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stjsonSCodec.decode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stjsonSCodec.decodeObject( String text ,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stjsonSCodec.encode( OutputStream out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SCodec.decodeObject( byte [ ] input ,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